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991cm" table:align="left"/>
    </style:style>
    <style:style style:name="Table1.A" style:family="table-column">
      <style:table-column-properties style:column-width="1.295cm"/>
    </style:style>
    <style:style style:name="Table1.B" style:family="table-column">
      <style:table-column-properties style:column-width="3.078cm"/>
    </style:style>
    <style:style style:name="Table1.C" style:family="table-column">
      <style:table-column-properties style:column-width="4.61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673cm" table:align="left"/>
    </style:style>
    <style:style style:name="Table2.A" style:family="table-column">
      <style:table-column-properties style:column-width="5.362cm"/>
    </style:style>
    <style:style style:name="Table2.B" style:family="table-column">
      <style:table-column-properties style:column-width="4.31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5a58a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cellent.<text:line-break/>Now we formalize the <text:span text:style-name="Strong_20_Emphasis">Payment &amp; Subscription Automation Architecture — Stripe-Based Commercial Engine</text:span>.</text:p>
      <text:p text:style-name="Text_20_body">This system must:</text:p>
      <text:list text:style-name="L14">
        <text:list-item>
          <text:p text:style-name="P17">Automate billing</text:p>
        </text:list-item>
        <text:list-item>
          <text:p text:style-name="P17">Sync Stripe subscription state with license object</text:p>
        </text:list-item>
        <text:list-item>
          <text:p text:style-name="P17">Update layer &amp; limits automatically</text:p>
        </text:list-item>
        <text:list-item>
          <text:p text:style-name="P17">Handle failures safely</text:p>
        </text:list-item>
        <text:list-item>
          <text:p text:style-name="P17">Never allow manual tampering</text:p>
        </text:list-item>
        <text:list-item>
          <text:p text:style-name="P17">Be idempotent</text:p>
        </text:list-item>
        <text:list-item>
          <text:p text:style-name="P17">Be audit-safe</text:p>
        </text:list-item>
      </text:list>
      <text:p text:style-name="Text_20_body">This is a backend-only commercial engine.</text:p>
      <text:p text:style-name="Horizontal_20_Line"/>
      <text:h text:style-name="Heading_20_1" text:outline-level="1">🧠 CORE PRINCIPLE</text:h>
      <text:p text:style-name="Text_20_body">Stripe = Source of Truth for payment<text:line-break/>Firestore License Object = Source of Truth for capability</text:p>
      <text:p text:style-name="Text_20_body">Stripe events must drive license state.</text:p>
      <text:p text:style-name="Text_20_body">Never manually toggle layer based on UI.</text:p>
      <text:p text:style-name="Horizontal_20_Line"/>
      <text:h text:style-name="Heading_20_1" text:outline-level="1">🧱 1️⃣ STRIPE INTEGRATION MODEL</text:h>
      <text:p text:style-name="Text_20_body">Use:</text:p>
      <text:list text:style-name="L15">
        <text:list-item>
          <text:p text:style-name="P18">Stripe Subscriptions</text:p>
        </text:list-item>
        <text:list-item>
          <text:p text:style-name="P18">Stripe Webhooks</text:p>
        </text:list-item>
        <text:list-item>
          <text:p text:style-name="P18">Stripe Customer per Institute</text:p>
        </text:list-item>
        <text:list-item>
          <text:p text:style-name="P18">Stripe Product per Layer</text:p>
        </text:list-item>
      </text:list>
      <text:p text:style-name="Horizontal_20_Line"/>
      <text:h text:style-name="Heading_20_2" text:outline-level="2">Stripe Product Structur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Stripe Product</text:p>
            </table:table-cell>
            <table:table-cell table:style-name="Table1.A1" office:value-type="string">
              <text:p text:style-name="Table_20_Heading">Billing Model</text:p>
            </table:table-cell>
          </table:table-row>
        </table:table-header-rows>
        <table:table-row>
          <table:table-cell table:style-name="Table1.A1" office:value-type="string">
            <text:p text:style-name="Table_20_Contents">L0</text:p>
          </table:table-cell>
          <table:table-cell table:style-name="Table1.A1" office:value-type="string">
            <text:p text:style-name="Table_20_Contents">operational_plan</text:p>
          </table:table-cell>
          <table:table-cell table:style-name="Table1.A1" office:value-type="string">
            <text:p text:style-name="Table_20_Contents">Base + per student</text:p>
          </table:table-cell>
        </table:table-row>
        <table:table-row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diagnostic_plan</text:p>
          </table:table-cell>
          <table:table-cell table:style-name="Table1.A1" office:value-type="string">
            <text:p text:style-name="Table_20_Contents">Higher base + per student</text:p>
          </table:table-cell>
        </table:table-row>
        <table:table-row>
          <table:table-cell table:style-name="Table1.A1" office:value-type="string">
            <text:p text:style-name="Table_20_Contents">L2</text:p>
          </table:table-cell>
          <table:table-cell table:style-name="Table1.A1" office:value-type="string">
            <text:p text:style-name="Table_20_Contents">controlled_plan</text:p>
          </table:table-cell>
          <table:table-cell table:style-name="Table1.A1" office:value-type="string">
            <text:p text:style-name="Table_20_Contents">Premium</text:p>
          </table:table-cell>
        </table:table-row>
        <text:soft-page-break/>
        <table:table-row>
          <table:table-cell table:style-name="Table1.A1" office:value-type="string">
            <text:p text:style-name="Table_20_Contents">L3</text:p>
          </table:table-cell>
          <table:table-cell table:style-name="Table1.A1" office:value-type="string">
            <text:p text:style-name="Table_20_Contents">governance_plan</text:p>
          </table:table-cell>
          <table:table-cell table:style-name="Table1.A1" office:value-type="string">
            <text:p text:style-name="Table_20_Contents">Annual fixed</text:p>
          </table:table-cell>
        </table:table-row>
      </table:table>
      <text:p text:style-name="Text_20_body">Each product has:</text:p>
      <text:list text:style-name="L16">
        <text:list-item>
          <text:p text:style-name="P19">Base subscription price</text:p>
        </text:list-item>
        <text:list-item>
          <text:p text:style-name="P19">Optional per-seat price (per active student)</text:p>
        </text:list-item>
      </text:list>
      <text:p text:style-name="Horizontal_20_Line"/>
      <text:h text:style-name="Heading_20_1" text:outline-level="1">💳 2️⃣ CHECKOUT FLOW</text:h>
      <text:h text:style-name="Heading_20_2" text:outline-level="2">Step 1: Upgrade Request</text:h>
      <text:p text:style-name="Text_20_body">Admin clicks:</text:p>
      <text:p text:style-name="P1"><text:span text:style-name="Source_20_Text">Upgrade Plan</text:span></text:p>
      <text:p text:style-name="Text_20_body">Backend:</text:p>
      <text:list text:style-name="L17">
        <text:list-item>
          <text:p text:style-name="P20">Validate eligibility</text:p>
        </text:list-item>
        <text:list-item>
          <text:p text:style-name="P20">Create Stripe Checkout Session</text:p>
        </text:list-item>
        <text:list-item>
          <text:p text:style-name="P20">Pass:</text:p>
          <text:list>
            <text:list-item>
              <text:p text:style-name="P20">Customer ID</text:p>
            </text:list-item>
            <text:list-item>
              <text:p text:style-name="P20">Selected plan</text:p>
            </text:list-item>
            <text:list-item>
              <text:p text:style-name="P20">Billing cycle</text:p>
            </text:list-item>
            <text:list-item>
              <text:p text:style-name="P20">Quantity (active student limit)</text:p>
            </text:list-item>
          </text:list>
        </text:list-item>
      </text:list>
      <text:p text:style-name="Text_20_body">Return:</text:p>
      <text:p text:style-name="P1"><text:span text:style-name="Source_20_Text">Stripe Checkout URL</text:span></text:p>
      <text:p text:style-name="Text_20_body">Redirect user.</text:p>
      <text:p text:style-name="Horizontal_20_Line"/>
      <text:h text:style-name="Heading_20_2" text:outline-level="2">Step 2: Stripe Checkout</text:h>
      <text:p text:style-name="Text_20_body">Stripe handles:</text:p>
      <text:list text:style-name="L18">
        <text:list-item>
          <text:p text:style-name="P21">Card entry</text:p>
        </text:list-item>
        <text:list-item>
          <text:p text:style-name="P21">Payment confirmation</text:p>
        </text:list-item>
        <text:list-item>
          <text:p text:style-name="P21">Subscription creation</text:p>
        </text:list-item>
      </text:list>
      <text:p text:style-name="Horizontal_20_Line"/>
      <text:h text:style-name="Heading_20_2" text:outline-level="2"><text:soft-page-break/>Step 3: Webhook Event</text:h>
      <text:p text:style-name="Text_20_body">Stripe sends webhook:</text:p>
      <text:p text:style-name="P1"><text:span text:style-name="Source_20_Text">customer.subscription.created</text:span></text:p>
      <text:p text:style-name="Text_20_body">or</text:p>
      <text:p text:style-name="P1"><text:span text:style-name="Source_20_Text">checkout.session.completed</text:span></text:p>
      <text:p text:style-name="Text_20_body">Webhook endpoint:</text:p>
      <text:p text:style-name="P1"><text:span text:style-name="Source_20_Text">/api/stripe/webhook</text:span></text:p>
      <text:p text:style-name="Text_20_body">Must validate:</text:p>
      <text:list text:style-name="L19">
        <text:list-item>
          <text:p text:style-name="P22">Stripe signature</text:p>
        </text:list-item>
        <text:list-item>
          <text:p text:style-name="P22">Event authenticity</text:p>
        </text:list-item>
      </text:list>
      <text:p text:style-name="Horizontal_20_Line"/>
      <text:h text:style-name="Heading_20_1" text:outline-level="1">🔁 3️⃣ WEBHOOK PROCESSING FLOW</text:h>
      <text:p text:style-name="Text_20_body">On receiving event:</text:p>
      <text:list text:style-name="L20">
        <text:list-item>
          <text:p text:style-name="P23">Verify signature</text:p>
        </text:list-item>
        <text:list-item>
          <text:p text:style-name="P23">Extract:</text:p>
          <text:list>
            <text:list-item>
              <text:p text:style-name="P23">customerId</text:p>
            </text:list-item>
            <text:list-item>
              <text:p text:style-name="P23">subscriptionId</text:p>
            </text:list-item>
            <text:list-item>
              <text:p text:style-name="P23">productId</text:p>
            </text:list-item>
            <text:list-item>
              <text:p text:style-name="P23">billingCycle</text:p>
            </text:list-item>
          </text:list>
        </text:list-item>
        <text:list-item>
          <text:p text:style-name="P23">Map productId → Layer</text:p>
        </text:list-item>
        <text:list-item>
          <text:p text:style-name="P23">Update Firestore license object</text:p>
        </text:list-item>
        <text:list-item>
          <text:p text:style-name="P23">Write licenseHistory entry</text:p>
        </text:list-item>
        <text:list-item>
          <text:p text:style-name="P23">Log audit</text:p>
        </text:list-item>
      </text:list>
      <text:p text:style-name="Text_20_body">Must be idempotent.</text:p>
      <text:p text:style-name="Horizontal_20_Line"/>
      <text:h text:style-name="Heading_20_1" text:outline-level="1">📄 4️⃣ LICENSE AUTO-UPDATE LOGIC</text:h>
      <text:p text:style-name="Text_20_body">On successful subscription:</text:p>
      <text:p text:style-name="Text_20_body">Update:</text:p>
      <text:p text:style-name="Preformatted_20_Text"><text:span text:style-name="Source_20_Text">{</text:span></text:p>
      <text:p text:style-name="Preformatted_20_Text"><text:span text:style-name="Source_20_Text"><text:s text:c="2"/>currentLayer: "L2",</text:span></text:p>
      <text:p text:style-name="Preformatted_20_Text"><text:span text:style-name="Source_20_Text"><text:s text:c="2"/>planName: "Controlled",</text:span></text:p>
      <text:p text:style-name="Preformatted_20_Text"><text:soft-page-break/><text:span text:style-name="Source_20_Text"><text:s text:c="2"/>billingCycle: "monthly",</text:span></text:p>
      <text:p text:style-name="Preformatted_20_Text"><text:span text:style-name="Source_20_Text"><text:s text:c="2"/>startDate: now,</text:span></text:p>
      <text:p text:style-name="Preformatted_20_Text"><text:span text:style-name="Source_20_Text"><text:s text:c="2"/>expiryDate: subscription.current_period_end,</text:span></text:p>
      <text:p text:style-name="Preformatted_20_Text"><text:span text:style-name="Source_20_Text"><text:s text:c="2"/>activeStudentLimit: planLimit,</text:span></text:p>
      <text:p text:style-name="Preformatted_20_Text"><text:span text:style-name="Source_20_Text"><text:s text:c="2"/>licenseState: "active"</text:span></text:p>
      <text:p text:style-name="P1"><text:span text:style-name="Source_20_Text">}</text:span></text:p>
      <text:p text:style-name="Text_20_body">Also:</text:p>
      <text:list text:style-name="L21">
        <text:list-item>
          <text:p text:style-name="P24">Reset grace flags</text:p>
        </text:list-item>
        <text:list-item>
          <text:p text:style-name="P24">Clear suspension</text:p>
        </text:list-item>
      </text:list>
      <text:p text:style-name="Horizontal_20_Line"/>
      <text:h text:style-name="Heading_20_1" text:outline-level="1">🔄 5️⃣ SUBSCRIPTION RENEWAL HANDLING</text:h>
      <text:p text:style-name="Text_20_body">Stripe event:</text:p>
      <text:p text:style-name="P1"><text:span text:style-name="Source_20_Text">invoice.payment_succeeded</text:span></text:p>
      <text:p text:style-name="Text_20_body">Flow:</text:p>
      <text:list text:style-name="L22">
        <text:list-item>
          <text:p text:style-name="P25">Update expiryDate</text:p>
        </text:list-item>
        <text:list-item>
          <text:p text:style-name="P25">Reset grace state</text:p>
        </text:list-item>
        <text:list-item>
          <text:p text:style-name="P25">Log renewal</text:p>
        </text:list-item>
      </text:list>
      <text:p text:style-name="Text_20_body">No user action required.</text:p>
      <text:p text:style-name="Horizontal_20_Line"/>
      <text:h text:style-name="Heading_20_1" text:outline-level="1">⚠ 6️⃣ PAYMENT FAILURE HANDLING</text:h>
      <text:p text:style-name="Text_20_body">Stripe event:</text:p>
      <text:p text:style-name="P1"><text:span text:style-name="Source_20_Text">invoice.payment_failed</text:span></text:p>
      <text:p text:style-name="Text_20_body">Flow:</text:p>
      <text:list text:style-name="L23">
        <text:list-item>
          <text:p text:style-name="P26">Set licenseState = "grace"</text:p>
        </text:list-item>
        <text:list-item>
          <text:p text:style-name="P26">Store failure timestamp</text:p>
        </text:list-item>
        <text:list-item>
          <text:p text:style-name="P26">Notify admin via email</text:p>
        </text:list-item>
        <text:list-item>
          <text:p text:style-name="P26">Allow limited access (read-only)</text:p>
        </text:list-item>
        <text:list-item>
          <text:p text:style-name="P26">Start grace period timer (e.g., 7 days)</text:p>
        </text:list-item>
      </text:list>
      <text:p text:style-name="Horizontal_20_Line"/>
      <text:h text:style-name="Heading_20_2" text:outline-level="2"><text:soft-page-break/>Grace Period Logic</text:h>
      <text:p text:style-name="Text_20_body">If:</text:p>
      <text:p text:style-name="P1"><text:span text:style-name="Source_20_Text">now &gt; failureDate + graceDays</text:span></text:p>
      <text:p text:style-name="Text_20_body">Then:</text:p>
      <text:list text:style-name="L24">
        <text:list-item>
          <text:p text:style-name="P27">licenseState = "expired"</text:p>
        </text:list-item>
        <text:list-item>
          <text:p text:style-name="P27">Downgrade to L0 safe mode</text:p>
        </text:list-item>
        <text:list-item>
          <text:p text:style-name="P27">Block new assignments</text:p>
        </text:list-item>
        <text:list-item>
          <text:p text:style-name="P27">Keep analytics read-only</text:p>
        </text:list-item>
      </text:list>
      <text:p text:style-name="Horizontal_20_Line"/>
      <text:h text:style-name="Heading_20_1" text:outline-level="1">⛔ 7️⃣ SUBSCRIPTION CANCELLATION</text:h>
      <text:p text:style-name="Text_20_body">Stripe event:</text:p>
      <text:p text:style-name="P1"><text:span text:style-name="Source_20_Text">customer.subscription.deleted</text:span></text:p>
      <text:p text:style-name="Text_20_body">Flow:</text:p>
      <text:list text:style-name="L25">
        <text:list-item>
          <text:p text:style-name="P28">Set expiryDate = current_period_end</text:p>
        </text:list-item>
        <text:list-item>
          <text:p text:style-name="P28">Maintain full access until expiry</text:p>
        </text:list-item>
        <text:list-item>
          <text:p text:style-name="P28">After expiry:</text:p>
          <text:list>
            <text:list-item>
              <text:p text:style-name="P28">Downgrade to L0</text:p>
            </text:list-item>
            <text:list-item>
              <text:p text:style-name="P28">Log cancellation</text:p>
            </text:list-item>
          </text:list>
        </text:list-item>
      </text:list>
      <text:p text:style-name="Text_20_body">Never delete data.</text:p>
      <text:p text:style-name="Horizontal_20_Line"/>
      <text:h text:style-name="Heading_20_1" text:outline-level="1">🧮 8️⃣ PER-STUDENT BILLING (SEAT MODEL)</text:h>
      <text:p text:style-name="Text_20_body">If using per-seat pricing:</text:p>
      <text:p text:style-name="Text_20_body">On subscription update:</text:p>
      <text:p text:style-name="Text_20_body">Stripe quantity must match:</text:p>
      <text:p text:style-name="P1"><text:span text:style-name="Source_20_Text">activeStudentLimit</text:span></text:p>
      <text:p text:style-name="Text_20_body">On student limit increase:</text:p>
      <text:list text:style-name="L26">
        <text:list-item>
          <text:p text:style-name="P29">Admin requests limit increase</text:p>
        </text:list-item>
        <text:list-item>
          <text:p text:style-name="P29">Backend updates Stripe subscription quantity</text:p>
        </text:list-item>
        <text:list-item>
          <text:p text:style-name="P29"><text:soft-page-break/>Stripe recalculates invoice</text:p>
        </text:list-item>
        <text:list-item>
          <text:p text:style-name="P29">Webhook confirms update</text:p>
        </text:list-item>
      </text:list>
      <text:p text:style-name="Text_20_body">Never update limit locally without Stripe confirmation.</text:p>
      <text:p text:style-name="Horizontal_20_Line"/>
      <text:h text:style-name="Heading_20_1" text:outline-level="1">🔐 9️⃣ WEBHOOK SECURITY</text:h>
      <text:p text:style-name="Text_20_body">Webhook must:</text:p>
      <text:list text:style-name="L27">
        <text:list-item>
          <text:p text:style-name="P30">Verify Stripe signature header</text:p>
        </text:list-item>
        <text:list-item>
          <text:p text:style-name="P30">Use secret from environment variable</text:p>
        </text:list-item>
        <text:list-item>
          <text:p text:style-name="P30">Reject invalid signatures</text:p>
        </text:list-item>
        <text:list-item>
          <text:p text:style-name="P30">Log suspicious events</text:p>
        </text:list-item>
      </text:list>
      <text:p text:style-name="Text_20_body">Never trust request body alone.</text:p>
      <text:p text:style-name="Horizontal_20_Line"/>
      <text:h text:style-name="Heading_20_1" text:outline-level="1">🧾 10️⃣ FIRESTORE BILLING RECORD</text:h>
      <text:p text:style-name="Text_20_body">Store billing record:</text:p>
      <text:p text:style-name="P1"><text:span text:style-name="Source_20_Text">institutes/{id}/billingRecords/{invoiceId}</text:span></text:p>
      <text:p text:style-name="Text_20_body">Schema:</text:p>
      <text:p text:style-name="Preformatted_20_Text"><text:span text:style-name="Source_20_Text">{</text:span></text:p>
      <text:p text:style-name="Preformatted_20_Text"><text:span text:style-name="Source_20_Text"><text:s text:c="2"/>stripeInvoiceId,</text:span></text:p>
      <text:p text:style-name="Preformatted_20_Text"><text:span text:style-name="Source_20_Text"><text:s text:c="2"/>amountPaid,</text:span></text:p>
      <text:p text:style-name="Preformatted_20_Text"><text:span text:style-name="Source_20_Text"><text:s text:c="2"/>currency,</text:span></text:p>
      <text:p text:style-name="Preformatted_20_Text"><text:span text:style-name="Source_20_Text"><text:s text:c="2"/>billingPeriodStart,</text:span></text:p>
      <text:p text:style-name="Preformatted_20_Text"><text:span text:style-name="Source_20_Text"><text:s text:c="2"/>billingPeriodEnd,</text:span></text:p>
      <text:p text:style-name="Preformatted_20_Text"><text:span text:style-name="Source_20_Text"><text:s text:c="2"/>status,</text:span></text:p>
      <text:p text:style-name="Preformatted_20_Text"><text:span text:style-name="Source_20_Text"><text:s text:c="2"/>createdAt</text:span></text:p>
      <text:p text:style-name="P1"><text:span text:style-name="Source_20_Text">}</text:span></text:p>
      <text:p text:style-name="Text_20_body">Used for:</text:p>
      <text:list text:style-name="L28">
        <text:list-item>
          <text:p text:style-name="P31">Download invoice</text:p>
        </text:list-item>
        <text:list-item>
          <text:p text:style-name="P31">Billing history UI</text:p>
        </text:list-item>
      </text:list>
      <text:p text:style-name="Horizontal_20_Line"/>
      <text:h text:style-name="Heading_20_1" text:outline-level="1">🛡 11️⃣ FAILURE SAFETY RULES</text:h>
      <text:p text:style-name="Text_20_body">Webhook must be:</text:p>
      <text:list text:style-name="L29">
        <text:list-item>
          <text:p text:style-name="P32">Idempotent (check if processed)</text:p>
        </text:list-item>
        <text:list-item>
          <text:p text:style-name="P32">Retry-safe</text:p>
        </text:list-item>
        <text:list-item>
          <text:p text:style-name="P32"><text:soft-page-break/>Log failures</text:p>
        </text:list-item>
        <text:list-item>
          <text:p text:style-name="P32">Never crash function</text:p>
        </text:list-item>
      </text:list>
      <text:p text:style-name="Text_20_body">Store processed event IDs:</text:p>
      <text:p text:style-name="P1"><text:span text:style-name="Source_20_Text">vendor/stripeEvents/{eventId}</text:span></text:p>
      <text:p text:style-name="Text_20_body">Reject duplicates.</text:p>
      <text:p text:style-name="Horizontal_20_Line"/>
      <text:h text:style-name="Heading_20_1" text:outline-level="1">🔄 12️⃣ LAYER DOWNGRADE SAFETY</text:h>
      <text:p text:style-name="Text_20_body">On downgrade:</text:p>
      <text:p text:style-name="Text_20_body">System must:</text:p>
      <text:list text:style-name="L30">
        <text:list-item>
          <text:p text:style-name="P33">Disable high-layer features</text:p>
        </text:list-item>
        <text:list-item>
          <text:p text:style-name="P33">Preserve historical data</text:p>
        </text:list-item>
        <text:list-item>
          <text:p text:style-name="P33">Not delete templates</text:p>
        </text:list-item>
        <text:list-item>
          <text:p text:style-name="P33">Not delete governance snapshots</text:p>
        </text:list-item>
      </text:list>
      <text:p text:style-name="Text_20_body">Layer downgrade affects only feature flags.</text:p>
      <text:p text:style-name="Horizontal_20_Line"/>
      <text:h text:style-name="Heading_20_1" text:outline-level="1">📊 13️⃣ VENDOR DASHBOARD VIEW</text:h>
      <text:p text:style-name="Text_20_body">Vendor can see:</text:p>
      <text:list text:style-name="L31">
        <text:list-item>
          <text:p text:style-name="P34">MRR (monthly recurring revenue)</text:p>
        </text:list-item>
        <text:list-item>
          <text:p text:style-name="P34">Active subscriptions</text:p>
        </text:list-item>
        <text:list-item>
          <text:p text:style-name="P34">Expiring soon</text:p>
        </text:list-item>
        <text:list-item>
          <text:p text:style-name="P34">Grace accounts</text:p>
        </text:list-item>
        <text:list-item>
          <text:p text:style-name="P34">Over-limit accounts</text:p>
        </text:list-item>
        <text:list-item>
          <text:p text:style-name="P34">Revenue per layer</text:p>
        </text:list-item>
      </text:list>
      <text:p text:style-name="Text_20_body">Never editable manually.</text:p>
      <text:p text:style-name="Horizontal_20_Line"/>
      <text:h text:style-name="Heading_20_1" text:outline-level="1">🧠 14️⃣ LICENSE &amp; PAYMENT INTERACTION MATRIX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ripe Event</text:p>
            </table:table-cell>
            <table:table-cell table:style-name="Table2.A1" office:value-type="string">
              <text:p text:style-name="Table_20_Heading">License Action</text:p>
            </table:table-cell>
          </table:table-row>
        </table:table-header-rows>
        <table:table-row>
          <table:table-cell table:style-name="Table2.A1" office:value-type="string">
            <text:p text:style-name="Table_20_Contents">checkout.session.completed</text:p>
          </table:table-cell>
          <table:table-cell table:style-name="Table2.A1" office:value-type="string">
            <text:p text:style-name="Table_20_Contents">Activate new layer</text:p>
          </table:table-cell>
        </table:table-row>
        <text:soft-page-break/>
        <table:table-row>
          <table:table-cell table:style-name="Table2.A1" office:value-type="string">
            <text:p text:style-name="Table_20_Contents">invoice.payment_succeeded</text:p>
          </table:table-cell>
          <table:table-cell table:style-name="Table2.A1" office:value-type="string">
            <text:p text:style-name="Table_20_Contents">Extend expiry</text:p>
          </table:table-cell>
        </table:table-row>
        <table:table-row>
          <table:table-cell table:style-name="Table2.A1" office:value-type="string">
            <text:p text:style-name="Table_20_Contents">invoice.payment_failed</text:p>
          </table:table-cell>
          <table:table-cell table:style-name="Table2.A1" office:value-type="string">
            <text:p text:style-name="Table_20_Contents">Enter grace</text:p>
          </table:table-cell>
        </table:table-row>
        <table:table-row>
          <table:table-cell table:style-name="Table2.A1" office:value-type="string">
            <text:p text:style-name="Table_20_Contents">customer.subscription.deleted</text:p>
          </table:table-cell>
          <table:table-cell table:style-name="Table2.A1" office:value-type="string">
            <text:p text:style-name="Table_20_Contents">Downgrade after period</text:p>
          </table:table-cell>
        </table:table-row>
        <table:table-row>
          <table:table-cell table:style-name="Table2.A1" office:value-type="string">
            <text:p text:style-name="Table_20_Contents">customer.subscription.updated</text:p>
          </table:table-cell>
          <table:table-cell table:style-name="Table2.A1" office:value-type="string">
            <text:p text:style-name="Table_20_Contents">Adjust limits</text:p>
          </table:table-cell>
        </table:table-row>
      </table:table>
      <text:p text:style-name="Horizontal_20_Line"/>
      <text:h text:style-name="Heading_20_1" text:outline-level="1">🏛 15️⃣ MULTI-TENANCY RULE</text:h>
      <text:p text:style-name="Text_20_body">Each institute must have:</text:p>
      <text:p text:style-name="Preformatted_20_Text"><text:span text:style-name="Source_20_Text">stripeCustomerId</text:span></text:p>
      <text:p text:style-name="P1"><text:span text:style-name="Source_20_Text">stripeSubscriptionId</text:span></text:p>
      <text:p text:style-name="Text_20_body">Stored in license object.</text:p>
      <text:p text:style-name="Text_20_body">Never mix customer IDs.</text:p>
      <text:p text:style-name="Horizontal_20_Line"/>
      <text:h text:style-name="Heading_20_1" text:outline-level="1">🚀 16️⃣ FREE TESTING MODE</text:h>
      <text:p text:style-name="Text_20_body">During development:</text:p>
      <text:p text:style-name="Text_20_body">Use:</text:p>
      <text:list text:style-name="L32">
        <text:list-item>
          <text:p text:style-name="P35">Stripe test mode</text:p>
        </text:list-item>
        <text:list-item>
          <text:p text:style-name="P35">Test API keys</text:p>
        </text:list-item>
        <text:list-item>
          <text:p text:style-name="P35">Test webhook endpoint</text:p>
        </text:list-item>
        <text:list-item>
          <text:p text:style-name="P35">Stripe CLI for local testing</text:p>
        </text:list-item>
      </text:list>
      <text:p text:style-name="Text_20_body">Production keys only after launch.</text:p>
      <text:p text:style-name="Text_20_body">Code remains same.</text:p>
      <text:p text:style-name="Horizontal_20_Line"/>
      <text:h text:style-name="Heading_20_1" text:outline-level="1">📦 17️⃣ DEPLOYMENT SEPARATION</text:h>
      <text:p text:style-name="Text_20_body">Environment variables:</text:p>
      <text:p text:style-name="Preformatted_20_Text"><text:span text:style-name="Source_20_Text">STRIPE_SECRET_KEY</text:span></text:p>
      <text:p text:style-name="P1"><text:span text:style-name="Source_20_Text">STRIPE_WEBHOOK_SECRET</text:span></text:p>
      <text:p text:style-name="Text_20_body">Never hardcode.</text:p>
      <text:p text:style-name="Text_20_body">Switch between test and live keys.</text:p>
      <text:p text:style-name="Horizontal_20_Line"/>
      <text:h text:style-name="Heading_20_1" text:outline-level="1"><text:soft-page-break/>🎯 FINAL PAYMENT AUTOMATION SUMMARY</text:h>
      <text:p text:style-name="Text_20_body">You now have:</text:p>
      <text:p text:style-name="Text_20_body">✔ Stripe subscription integration<text:line-break/>✔ Secure checkout flow<text:line-break/>✔ Webhook verification<text:line-break/>✔ License auto-update logic<text:line-break/>✔ Grace period handling<text:line-break/>✔ Expiry downgrade logic<text:line-break/>✔ Seat-based billing enforcement<text:line-break/>✔ Idempotent webhook processing<text:line-break/>✔ Billing history storage<text:line-break/>✔ Vendor revenue dashboard integration<text:line-break/>✔ Multi-tenant safe Stripe mapping<text:line-break/>✔ Test mode compatibility</text:p>
      <text:p text:style-name="Text_20_body">This completes your commercial automation layer.</text:p>
      <text:p text:style-name="Horizontal_20_Line"/>
      <text:p text:style-name="Text_20_body">At this stage, your blueprint includes:</text:p>
      <text:list text:style-name="L33">
        <text:list-item>
          <text:p text:style-name="P36">Multi-tenancy</text:p>
        </text:list-item>
        <text:list-item>
          <text:p text:style-name="P36">RBAC</text:p>
        </text:list-item>
        <text:list-item>
          <text:p text:style-name="P36">Firestore schema</text:p>
        </text:list-item>
        <text:list-item>
          <text:p text:style-name="P36">Security rules</text:p>
        </text:list-item>
        <text:list-item>
          <text:p text:style-name="P36">Execution engine</text:p>
        </text:list-item>
        <text:list-item>
          <text:p text:style-name="P36">Risk engine</text:p>
        </text:list-item>
        <text:list-item>
          <text:p text:style-name="P36">Pattern engine</text:p>
        </text:list-item>
        <text:list-item>
          <text:p text:style-name="P36">AI summary</text:p>
        </text:list-item>
        <text:list-item>
          <text:p text:style-name="P36">Calibration simulation</text:p>
        </text:list-item>
        <text:list-item>
          <text:p text:style-name="P36">Global versioning</text:p>
        </text:list-item>
        <text:list-item>
          <text:p text:style-name="P36">HOT–WARM–COLD lifecycle</text:p>
        </text:list-item>
        <text:list-item>
          <text:p text:style-name="P36">BigQuery archive</text:p>
        </text:list-item>
        <text:list-item>
          <text:p text:style-name="P36">Governance snapshot</text:p>
        </text:list-item>
        <text:list-item>
          <text:p text:style-name="P36">Schema evolution</text:p>
        </text:list-item>
        <text:list-item>
          <text:p text:style-name="P36">System-wide versioning</text:p>
        </text:list-item>
        <text:list-item>
          <text:p text:style-name="P36">Licensing object</text:p>
        </text:list-item>
        <text:list-item>
          <text:p text:style-name="P36">Payment automation</text:p>
        </text:list-item>
      </text:list>
      <text:p text:style-name="Text_20_body"><text:soft-page-break/>Remaining critical infrastructure pillars:</text:p>
      <text:p text:style-name="Text_20_body">📧 Email Queue &amp; Notification Architecture<text:line-break/>🔄 Full Cloud Function Trigger Graph<text:line-break/>🛡 Monitoring &amp; Logging Architecture<text:line-break/>🚀 DevOps &amp; Deployment Architecture<text:line-break/>📊 Scaling &amp; Cost Projection Model</text:p>
      <text:p text:style-name="Text_20_body">Which one do we finalize next?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2:13:43.384865412</dc:date>
    <meta:editing-duration>PT17M13S</meta:editing-duration>
    <meta:editing-cycles>5</meta:editing-cycles>
    <meta:generator>LibreOffice/24.2.7.2$Linux_X86_64 LibreOffice_project/420$Build-2</meta:generator>
    <meta:document-statistic meta:table-count="2" meta:image-count="0" meta:object-count="0" meta:page-count="10" meta:paragraph-count="251" meta:word-count="875" meta:character-count="5821" meta:non-whitespace-character-count="5269"/>
  </office:meta>
</office:document-meta>
</file>